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97bb7" officeooo:paragraph-rsid="00197bb7"/>
    </style:style>
    <style:style style:name="P2" style:family="paragraph" style:parent-style-name="Standard">
      <style:paragraph-properties fo:text-align="center" style:justify-single-word="false"/>
      <style:text-properties officeooo:rsid="00197bb7" officeooo:paragraph-rsid="00197bb7"/>
    </style:style>
    <style:style style:name="P3" style:family="paragraph" style:parent-style-name="Standard">
      <style:paragraph-properties fo:text-align="start" style:justify-single-word="false"/>
      <style:text-properties officeooo:rsid="00197bb7" officeooo:paragraph-rsid="00197bb7"/>
    </style:style>
    <style:style style:name="P4" style:family="paragraph" style:parent-style-name="Header">
      <style:text-properties officeooo:rsid="00197bb7" officeooo:paragraph-rsid="00197b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Indice</text:p>
      <text:p text:style-name="P2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7bb7" officeooo:paragraph-rsid="00197bb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Enrique Casale Lind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7:06:30.064054779</meta:creation-date>
    <meta:generator>LibreOffice/6.0.1.1$Linux_X86_64 LibreOffice_project/00m0$Build-1</meta:generator>
    <dc:date>2018-03-07T17:09:04.256123449</dc:date>
    <meta:editing-duration>PT2M37S</meta:editing-duration>
    <meta:editing-cycles>1</meta:editing-cycles>
    <meta:document-statistic meta:table-count="0" meta:image-count="0" meta:object-count="0" meta:page-count="1" meta:paragraph-count="2" meta:word-count="4" meta:character-count="28" meta:non-whitespace-character-count="24"/>
  </office:meta>
</office:document-meta>
</file>